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2kproc1-2-3(mxKeyRotEnc(mxKeySwapBitsRound(mxKeyAlg2(mxKeyRotEnc2(mxKeyAddRR(mxKeySwapBitsEE2(changeDuplicatesC2(mxKeyNot(mxKeyXorRR(mxKeySwapBitsD(mxKeySwapMinors3(mxKeyRotEnc(mxKeySwapBitsEE2(mxKeySwapBitsRound(mxKeyAlg1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Alg2(mxKeyReverseBits(mxKeySwapBitsRound(mxKeySwapMinors3(changeDuplicatesC2(mxKeyXorB(changeDuplicatesB(mxKeyAlg1(mxKeySwapBitsRound(mxKeyAlg2(mxKeySwapBitsG(changeDuplicatesC2(mxKeyNot(mxKeySwapBitsD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G(mxKeySwapBitsG(mxKeyByBitEnc(changeDuplicatesC2(mxKeyAlg1(mxKeyAddRR(mxKeySwapBitsG(mxKeySwapBitsD(mxKeyXorRR(mxKeyAlg2(mxKeyXorB(mxKeySwapBitsEE2(mxKeyRotEnc2(mxKeyAlg1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(mxKeySwapBitsG(mxKeySwapBitsF(mxKeyXor(mxKeyAddRR(mxKeySwapBitsEE2(changeDuplicatesB(p2kproc3(mxKeySwapBitsD(mxKeyNot(mxKeyXorB(mxKeyAddRR(p2kproc3(mxKeySwapBitsE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B(mxKeyNot(mxKeyReverseBits(mxKeySwapBitsD(mxKeyAlg1(mxKeyReverse(mxKeyAddRR(mxKeyAlg2(mxKeySwapBitsRound(mxKeyRotEnc2(mxKeySwapMinors3(mxKeySwapBitsG(mxKeyXorB(changeDuplicatesB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mxKeyRotEnc(mxKeyByBitEnc(mxKeySwapBitsD(mxKeyByBitEnc(mxKeyReverseBits(changeDuplicates(mxKeyAddRR(mxKeySwapBitsEE2(mxKeySwapMinors3(mxKeySwapMinors3(mxKeyRotateLeftBits(changeDuplicates(changeDuplicatesB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B(mxKeyAlg2(mxKeyRotateLeftBits(changeDuplicatesC2(changeDuplicatesB(mxKeySwapBitsRound(mxKeyReverseBits(mxKeyNot(mxKeySwapBitsEE2(mxKeyAddRR(mxKeySwapBitsF(mxKeyAddRR(mxKeyRotEnc2(p2kproc3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changeDuplicatesC2(mxKeyXor(mxKeySwapBitsG(mxKeySwapBitsRound(mxKeyRotateLeftBits(mxKeyAddRR(changeDuplicatesC2(mxKeyXorRR(changeDuplicatesB(mxKeyByBitEnc(mxKeyByBitEnc(mxKeyRotateLeftBits(mxKeyRotateLeftBits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Bits(mxKeySwapBitsG(mxKeyXorRR(mxKeyRotEnc2(mxKeyRotateLeftBits(mxKeyXor(mxKeyXorB(mxKeyByBitEnc(mxKeyByBitEnc(mxKeySwapBitsE(mxKeyXorRR(mxKeyNot(mxKeyReverse(changeDuplicatesB(mxKeyReverse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changeDuplicates(p2kproc3(mxKeyAddRR(mxKeyRotateLeftBits(mxKeySwapBitsEE2(mxKeyXorB(mxKeySwapBitsE(mxKeyAlg2(mxKeySwapBitsF(mxKeyAlg1(mxKeyXorB(mxKeySwapBitsEE2(changeDuplicates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(mxKeySwapBitsG(mxKeyRotEnc2(changeDuplicates(mxKeyRotEnc2(mxKeySwapBitsG(mxKeyRotateLeftBits(mxKeyXorRR(mxKeyAlg1(mxKeySwapBitsE(mxKeySwapBitsG(mxKeySwapBitsRound(mxKeyXor(mxKeyByBitEnc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mxKeyNot(mxKeyAlg2(mxKeyAlg1(mxKeyXorB(mxKeySwapBitsRound(changeDuplicates(p2kproc3(mxKeyRotateLeftBits(changeDuplicatesB(mxKeyXorB(mxKeyRotEnc2(mxKeyXorRR(mxKeyNot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B(mxKeySwapBitsD(mxKeySwapBitsE(mxKeyNot(mxKeyReverseBits(mxKeySwapBitsG(mxKeyNot(changeDuplicatesB(p2kproc3(mxKeySwapMinors3(changeDuplicatesC2(mxKeyReverseBits(changeDuplicatesB(mxKeyAlg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(mxKeyAddRR(mxKeyXorB(mxKeyXorB(mxKeySwapBitsRound(p2kproc3(p2kproc3(mxKeyXorB(mxKeySwapBitsD(mxKeySwapBitsE(mxKeyAddRR(changeDuplicatesB(mxKeySwapBitsG(mxKeySwapBitsD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RR(changeDuplicatesB(mxKeySwapBitsEE2(mxKeySwapMinors3(mxKeyRotEnc(mxKeyNot(changeDuplicates(mxKeyByBitEnc(changeDuplicatesC2(mxKeyAlg2(p2kproc3(mxKeyAlg1(changeDuplicatesB(mxKeySwapBitsD(mxKeyAddR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mxKeyAlg1(mxKeyAlg1(mxKeyXorB(mxKeySwapBitsEE2(mxKeySwapBitsD(mxKeySwapBitsG(mxKeySwapBitsEE2(changeDuplicatesB(mxKeySwapBitsD(mxKeySwapBitsEE2(mxKeyByBitEnc(mxKeySwapBitsE(mxKeyRotEnc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otateLeftBits(changeDuplicatesB(changeDuplicatesC2(mxKeyAlg1(mxKeySwapBitsEE2(mxKeySwapBitsG(mxKeySwapBitsG(changeDuplicatesC2(mxKeySwapMinors3(mxKeyAlg1(mxKeyReverseBits(mxKeyNot(mxKeyXorB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SwapBitsE(mxKeyByBitEnc(mxKeyAlg1(changeDuplicatesB(mxKeyRotEnc(mxKeyAlg1(changeDuplicates(mxKeyAlg2(mxKeySwapBitsG(changeDuplicatesB(mxKeyRotateLeftBits(mxKeyNot(mxKeyXorRR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mxKeySwapBitsF(changeDuplicatesB(mxKeySwapBitsRound(mxKeyRotEnc2(changeDuplicatesC2(mxKeyAlg1(mxKeyAddRR(mxKeyAddRR(mxKeySwapBitsD(mxKeyByBitEnc(mxKeyXor(mxKeyNot(mxKeyRotEnc2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SwapBitsEE2(mxKeySwapBitsE(mxKeyAlg1(changeDuplicatesB(mxKeySwapBitsF(mxKeyXorRR(mxKeyReverseBits(mxKeyXorRR(mxKeySwapBitsEE2(mxKeyAddRR(mxKeyAlg2(mxKeySwapBitsG(mxKeyAlg2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ByBitEnc(mxKeyNot(mxKeyRotateLeftBits(mxKeySwapMinors3(mxKeySwapBitsG(mxKeySwapBitsRound(mxKeyReverse(mxKeyXorRR(mxKeyAlg1(changeDuplicatesB(mxKeyXorRR(mxKeySwapMinors3(changeDuplicatesB(mxKeySwapBitsD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RotEnc2(mxKeySwapMinors3(mxKeyAlg1(mxKeyXor(mxKeySwapBitsEE2(mxKeyAlg2(mxKeySwapBitsRound(mxKeyNot(mxKeyRotEnc(mxKeyNot(p2kproc3(mxKeyRotateLeftBits(mxKeyAlg1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(mxKeyXorRR(changeDuplicates(mxKeySwapBitsG(mxKeySwapBitsRound(mxKeySwapBitsF(mxKeyReverseBits(mxKeyReverseBits(mxKeyXorB(mxKeyXorRR(mxKeyNot(mxKeySwapMinors3(mxKeyNot(mxKeyAlg1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XorB(mxKeyReverseBits(mxKeyNot(mxKeySwapBitsD(mxKeySwapBitsG(mxKeyAlg1(mxKeyReverse(mxKeySwapBitsG(mxKeySwapBitsF(mxKeySwapBitsD(changeDuplicatesB(changeDuplicates(mxKeyRotEnc2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ReverseBits(mxKeySwapBitsG(mxKeyByBitEnc(mxKeySwapMinors3(mxKeySwapBitsEE2(mxKeySwapBitsE(mxKeyRotEnc2(mxKeyXor(mxKeyXorRR(mxKeySwapBitsE(changeDuplicatesC2(mxKeySwapBitsD(mxKeyReverse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changeDuplicates(mxKeySwapBitsRound(mxKeySwapBitsEE2(mxKeyReverse(mxKeyXor(changeDuplicates(changeDuplicatesC2(mxKeyByBitEnc(mxKeyAlg2(mxKeyRotEnc2(mxKeyAddRR(mxKeyAlg2(mxKeyReverse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everseBits(mxKeyAlg1(changeDuplicatesB(mxKeyRotEnc2(mxKeyNot(mxKeyRotateLeftBits(mxKeyAlg2(mxKeySwapBitsF(mxKeySwapMinors3(mxKeySwapBitsG(mxKeyNot(mxKeyAlg2(mxKeySwapMinors3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AddRR(mxKeyAlg2(mxKeySwapBitsF(mxKeyReverse(mxKeySwapMinors3(mxKeyAlg2(mxKeyXorB(changeDuplicates(mxKeySwapBitsE(changeDuplicates(mxKeyNot(mxKeyReverseBits(changeDuplicatesB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SwapMinors3(mxKeyXorRR(mxKeyReverse(mxKeySwapMinors3(mxKeyXor(mxKeySwapBitsE(mxKeyAlg1(mxKeyNot(mxKeySwapBitsRound(mxKeySwapBitsD(mxKeyRotateLeftBits(mxKeyXor(mxKeyXor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RotEnc2(mxKeySwapBitsE(mxKeySwapMinors3(mxKeyReverseBits(mxKeyXorB(mxKeySwapBitsEE2(mxKeyNot(mxKeyAlg2(mxKeyXorRR(mxKeySwapBitsG(mxKeyXorB(mxKeyReverseBits(mxKeyAddRR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changeDuplicatesC2(mxKeyAddRR(mxKeyRotEnc2(mxKeyNot(mxKeySwapBitsD(mxKeyAddRR(changeDuplicatesC2(mxKeyAlg1(mxKeySwapBitsRound(mxKeySwapBitsE(mxKeyXorB(mxKeyReverse(mxKeySwapBitsE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SwapBitsE(mxKeyRotateLeftBits(changeDuplicatesB(mxKeySwapBitsEE2(mxKeyXorB(mxKeyReverse(mxKeyXor(mxKeySwapBitsD(mxKeySwapBitsF(mxKeyAlg2(changeDuplicatesB(mxKeyRotateLeftBits(mxKeySwapBitsF(mxKeyReverse(mxKeyNot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Minors3(mxKeyAlg1(mxKeyRotateLeftBits(mxKeyRotEnc2(changeDuplicates(mxKeySwapBitsG(p2kproc3(mxKeySwapBitsE(mxKeyReverse(changeDuplicatesB(changeDuplicatesC2(mxKeyAlg1(mxKeySwapBitsF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changeDuplicates(mxKeyXorB(mxKeySwapBitsD(mxKeySwapBitsG(changeDuplicatesC2(mxKeyByBitEnc(mxKeyAlg1(changeDuplicatesB(mxKeyRotEnc2(mxKeyXorB(mxKeySwapBitsE(changeDuplicatesB(mxKeySwapBitsG(mxKeySwapBitsF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Reverse(mxKeyReverse(mxKeyXorB(mxKeyReverse(changeDuplicatesB(p2kproc3(changeDuplicatesB(mxKeyNot(mxKeyRotEnc(mxKeyAddRR(mxKeyXorRR(mxKeySwapMinors3(mxKeyAddRR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Xor(mxKeyNot(changeDuplicatesC2(mxKeyAlg2(mxKeyAlg2(changeDuplicates(mxKeyAlg1(mxKeySwapBitsF(changeDuplicatesC2(changeDuplicatesC2(mxKeyXorB(mxKeyByBitEnc(mxKeyAlg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RR(mxKeyRotEnc2(mxKeyAlg1(mxKeySwapMinors3(changeDuplicates(changeDuplicatesC2(mxKeyXor(mxKeyAlg2(mxKeySwapBitsE(changeDuplicatesC2(mxKeyNot(changeDuplicatesB(mxKeyNot(mxKeySwapBitsE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Reverse(mxKeySwapBitsEE2(mxKeyNot(mxKeySwapBitsRound(mxKeySwapBitsRound(mxKeyAlg1(mxKeySwapBitsF(mxKeyXorRR(mxKeySwapBitsEE2(mxKeyAlg2(changeDuplicates(mxKeyAddRR(mxKeySwapBitsG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ateLeftBits(mxKeySwapBitsD(mxKeyAddRR(mxKeyRotateLeftBits(mxKeyByBitEnc(changeDuplicatesC2(mxKeyXorB(mxKeyReverse(mxKeyNot(mxKeyAlg1(mxKeyXorB(changeDuplicatesB(mxKeySwapBitsD(mxKeySwapBitsG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Not(mxKeyReverse(mxKeySwapBitsRound(mxKeyByBitEnc(mxKeySwapBitsE(mxKeyAlg2(mxKeyReverseBits(changeDuplicatesB(mxKeyXorB(mxKeyXorB(mxKeyXorRR(mxKeyXor(changeDuplicatesB(mxKeyReverse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Alg1(mxKeyAlg1(changeDuplicatesB(changeDuplicatesB(mxKeyAlg1(mxKeySwapBitsEE2(mxKeyReverseBits(mxKeyAddRR(mxKeyRotEnc2(mxKeyAlg2(mxKeySwapBitsEE2(mxKeyXorB(mxKeyRotEnc2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SwapBitsRound(mxKeySwapBitsEE2(changeDuplicates(mxKeySwapBitsE(mxKeySwapBitsRound(changeDuplicatesC2(changeDuplicatesB(changeDuplicates(mxKeySwapBitsF(mxKeyXorRR(mxKeySwapBitsF(mxKeyAddRR(mxKeyReverse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p2kproc3(mxKeyNot(mxKeyRotateLeftBits(mxKeyXor(mxKeyXorB(p2kproc3(mxKeyRotEnc(mxKeyNot(mxKeySwapBitsEE2(mxKeySwapBitsF(changeDuplicates(changeDuplicates(changeDuplicatesC2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ReverseBits(mxKeySwapMinors3(mxKeySwapBitsF(mxKeyRotateLeftBits(mxKeySwapBitsE(changeDuplicatesB(mxKeyByBitEnc(mxKeyAlg2(mxKeyNot(mxKeySwapMinors3(mxKeySwapBitsD(mxKeyAddRR(changeDuplicatesB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ByBitEnc(mxKeyReverseBits(changeDuplicates(mxKeySwapBitsD(mxKeyRotEnc(mxKeyAlg1(mxKeyAlg1(changeDuplicatesB(mxKeySwapBitsRound(mxKeyReverseBits(p2kproc3(changeDuplicates(changeDuplicatesC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Not(mxKeyRotEnc(mxKeySwapBitsEE2(mxKeyRotEnc(mxKeySwapBitsRound(p2kproc3(mxKeyAlg1(mxKeyNot(mxKeyNot(mxKeyReverse(changeDuplicatesC2(changeDuplicatesC2(p2kproc3(mxKeySwapBitsF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AddRR(changeDuplicatesB(changeDuplicates(mxKeySwapMinors3(p2kproc3(mxKeyAlg1(mxKeyXorRR(mxKeySwapMinors3(mxKeySwapMinors3(mxKeySwapBitsF(mxKeyAlg2(mxKeyAlg2(mxKeySwapBitsF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SwapBitsD(mxKeyAlg2(mxKeyNot(mxKeyAlg2(mxKeySwapBitsD(mxKeyAlg1(mxKeySwapMinors3(mxKeyXorB(changeDuplicatesC2(mxKeyReverse(mxKeyAlg1(mxKeyRotEnc2(mxKeyRotEnc2(mxKeyXorB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changeDuplicates(mxKeySwapMinors3(mxKeyRotEnc2(p2kproc3(mxKeyXor(p2kproc3(mxKeyAlg2(mxKeyReverse(mxKeySwapBitsE(mxKeyXorB(mxKeyRotEnc2(changeDuplicatesB(mxKeySwapBitsE(mxKeySwapBitsE(mxKeyReverseBits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B(mxKeyReverse(mxKeySwapMinors3(mxKeyXor(mxKeyXorRR(mxKeyAddRR(mxKeyReverseBits(mxKeyAlg2(changeDuplicates(mxKeyRotateLeftBits(mxKeySwapBitsRound(changeDuplicates(mxKeySwapBitsG(changeDuplicatesB(mxKeyReverse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Xor(mxKeySwapBitsRound(p2kproc3(mxKeyAlg1(mxKeyNot(changeDuplicatesB(mxKeySwapBitsEE2(p2kproc3(mxKeySwapBitsEE2(changeDuplicatesC2(mxKeyNot(mxKeySwapBitsRound(mxKeySwapMinors3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SwapBitsRound(mxKeyRotEnc(mxKeyRotEnc2(mxKeyReverse(mxKeySwapBitsE(mxKeyRotateLeftBits(mxKeyReverse(mxKeySwapBitsE(mxKeyRotateLeftBits(changeDuplicatesB(mxKeyAddRR(changeDuplicates(mxKeySwapBitsG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changeDuplicates(mxKeyRotEnc(mxKeyRotateLeftBits(mxKeyRotEnc(mxKeyRotateLeftBits(changeDuplicates(mxKeySwapBitsG(mxKeySwapBitsRound(mxKeyReverse(changeDuplicatesC2(mxKeyNot(mxKeySwapBitsD(mxKeySwapBitsEE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EE2(mxKeySwapBitsEE2(mxKeySwapBitsEE2(mxKeyByBitEnc(mxKeyRotEnc2(mxKeyAddRR(mxKeySwapBitsE(mxKeyXor(mxKeyNot(mxKeyRotEnc(mxKeyXorRR(mxKeySwapBitsF(mxKeyXorRR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BitsF(mxKeyAddRR(changeDuplicatesC2(mxKeyRotEnc(mxKeySwapBitsEE2(p2kproc3(mxKeyAlg2(mxKeySwapBitsRound(mxKeyRotateLeftBits(mxKeyXorRR(mxKeySwapBitsRound(mxKeySwapBitsD(mxKeyByBitEnc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SwapBitsG(mxKeyRotEnc2(mxKeySwapBitsF(mxKeyReverse(mxKeyReverse(mxKeySwapBitsEE2(mxKeyReverseBits(mxKeyXorRR(mxKeyByBitEnc(mxKeySwapBitsE(changeDuplicatesC2(mxKeyReverseBits(mxKeySwapBitsEE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RotEnc(mxKeyAlg2(mxKeySwapMinors3(changeDuplicatesC2(mxKeyAlg2(mxKeySwapBitsD(mxKeyRotEnc2(mxKeySwapBitsE(mxKeyAlg1(mxKeyXorB(mxKeySwapMinors3(mxKeyRotEnc2(mxKeyReverseBits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SwapBitsG(mxKeyRotateLeftBits(mxKeyReverse(changeDuplicatesB(mxKeyXor(changeDuplicatesB(mxKeyAddRR(mxKeyRotateLeftBits(mxKeyAlg2(mxKeyAlg1(mxKeyXorB(mxKeyRotEnc(mxKeySwapBitsF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G(mxKeyXor(mxKeyRotateLeftBits(mxKeyReverseBits(mxKeySwapBitsF(mxKeySwapMinors3(mxKeyAlg2(p2kproc3(mxKeySwapBitsD(mxKeyAlg2(mxKeyReverseBits(mxKeySwapBitsE(p2kproc3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D(mxKeySwapBitsF(mxKeyByBitEnc(mxKeyReverse(mxKeySwapBitsG(mxKeySwapBitsEE2(changeDuplicates(mxKeyNot(changeDuplicates(mxKeyRotEnc2(mxKeyXorRR(p2kproc3(mxKeyAddRR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Alg2(mxKeyAddRR(mxKeyAddRR(changeDuplicates(mxKeySwapBitsF(mxKeyReverseBits(mxKeyNot(mxKeyRotateLeftBits(mxKeyAlg2(changeDuplicatesC2(mxKeySwapBitsD(mxKeySwapBitsG(mxKeySwapMinors3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RotateLeftBits(mxKeySwapBitsE(mxKeySwapBitsD(mxKeyNot(mxKeyRotEnc(mxKeySwapBitsEE2(mxKeyReverseBits(mxKeySwapBitsG(mxKeySwapBitsD(mxKeyNot(mxKeyRotEnc(changeDuplicatesC2(mxKeyReverse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Xor(mxKeyReverseBits(changeDuplicatesC2(mxKeySwapMinors3(mxKeyAddRR(mxKeySwapBitsE(mxKeySwapBitsF(mxKeyXorRR(mxKeySwapBitsG(mxKeySwapMinors3(mxKeySwapBitsE(mxKeySwapBitsD(changeDuplicatesB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Reverse(mxKeySwapBitsD(mxKeyReverseBits(changeDuplicatesC2(mxKeyXorB(mxKeyRotEnc(mxKeyRotEnc(mxKeySwapBitsF(mxKeySwapBitsE(mxKeySwapBitsD(mxKeyAddRR(mxKeySwapBitsE(changeDuplicatesB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G(mxKeySwapBitsD(mxKeyAddRR(changeDuplicatesC2(mxKeySwapBitsG(mxKeyXor(changeDuplicates(mxKeySwapMinors3(mxKeyXorRR(changeDuplicatesB(p2kproc3(mxKeySwapBitsD(mxKeySwapBitsRound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Minors3(changeDuplicatesB(mxKeyXorB(mxKeyAlg2(mxKeyNot(mxKeyRotateLeftBits(mxKeyRotateLeftBits(mxKeyAlg1(changeDuplicatesB(mxKeySwapBitsG(mxKeyNot(mxKeySwapBitsRound(mxKeySwapBitsF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SwapMinors3(mxKeyXorRR(mxKeyReverseBits(mxKeySwapBitsRound(mxKeySwapBitsD(mxKeyAlg1(mxKeyXorRR(mxKeySwapBitsE(mxKeyReverse(mxKeySwapBitsRound(mxKeySwapBitsG(mxKeyXorRR(mxKeyRotEnc2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ReverseBits(changeDuplicatesC2(mxKeySwapBitsG(mxKeyReverse(mxKeySwapBitsE(mxKeySwapBitsE(mxKeyAlg1(mxKeyAddRR(mxKeyNot(mxKeySwapBitsRound(mxKeyXorB(mxKeyNot(mxKeySwapBitsE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Alg2(mxKeySwapMinors3(mxKeyReverse(mxKeyXor(mxKeyRotEnc(mxKeyReverseBits(mxKeyReverse(mxKeyRotEnc(mxKeySwapBitsEE2(mxKeyAlg2(mxKeyRotEnc(mxKeyAlg2(mxKeyRotateLeftBits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ReverseBits(mxKeySwapBitsE(mxKeyRotEnc2(changeDuplicatesB(mxKeyAlg1(mxKeyRotEnc2(p2kproc3(mxKeyAlg2(mxKeySwapBitsE(mxKeySwapBitsF(mxKeyNot(mxKeyByBitEnc(mxKeySwapBitsEE2(mxKeyAddR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SwapBitsD(mxKeyXorRR(mxKeySwapBitsRound(p2kproc3(mxKeyByBitEnc(mxKeySwapMinors3(mxKeyReverse(mxKeySwapBitsD(mxKeyReverseBits(changeDuplicates(changeDuplicatesB(mxKeyReverseBits(mxKeySwapBitsE(mxKeyReverse(mxKeySwapBitsG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Not(mxKeyAlg1(mxKeySwapBitsD(mxKeyRotEnc2(mxKeySwapBitsRound(mxKeySwapBitsD(mxKeySwapBitsF(mxKeyReverseBits(mxKeySwapBitsG(mxKeyAddRR(mxKeyXorRR(mxKeyReverseBits(mxKeyAddRR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RotEnc(mxKeyXorRR(mxKeyRotEnc(mxKeyNot(mxKeyRotateLeftBits(mxKeyAlg2(changeDuplicatesB(changeDuplicatesB(mxKeySwapBitsE(mxKeyXorB(mxKeyAddRR(mxKeyXor(mxKeySwapBitsEE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ReverseBits(mxKeyRotEnc(mxKeySwapBitsRound(p2kproc3(changeDuplicatesC2(mxKeyReverse(mxKeyRotEnc2(mxKeyReverseBits(mxKeyReverseBits(mxKeyReverseBits(changeDuplicates(p2kproc3(mxKeyRotEnc2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p2kproc3(mxKeyXorRR(mxKeyAlg1(mxKeyNot(mxKeyAlg2(mxKeyRotEnc(mxKeyRotateLeftBits(mxKeySwapMinors3(mxKeySwapBitsD(changeDuplicatesC2(mxKeySwapBitsD(mxKeyByBitEnc(mxKeyReverseBits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EE2(mxKeyByBitEnc(mxKeyAlg1(p2kproc3(mxKeySwapBitsF(mxKeyRotEnc2(changeDuplicatesC2(mxKeySwapBitsE(mxKeySwapBitsF(changeDuplicates(mxKeyXorB(mxKeySwapBitsE(mxKeyXorB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everseBits(mxKeyNot(changeDuplicates(changeDuplicatesB(changeDuplicatesB(p2kproc3(mxKeyByBitEnc(mxKeySwapMinors3(mxKeyRotEnc(mxKeyRotEnc2(changeDuplicatesB(mxKeyRotateLeftBits(mxKeyReverseBits(mxKeySwapBitsG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Alg2(changeDuplicates(mxKeySwapMinors3(mxKeySwapBitsG(mxKeyRotateLeftBits(mxKeyAlg2(mxKeySwapMinors3(mxKeySwapBitsF(mxKeySwapBitsG(mxKeySwapBitsD(mxKeySwapMinors3(mxKeyXorRR(mxKeyXor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RotEnc(mxKeyRotateLeftBits(mxKeySwapBitsG(mxKeyXor(mxKeySwapBitsG(changeDuplicatesC2(mxKeyAlg1(mxKeySwapBitsG(mxKeySwapMinors3(mxKeySwapMinors3(mxKeyReverse(mxKeySwapBitsD(mxKeyRotEnc2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RotateLeftBits(mxKeyXorRR(mxKeyAddRR(mxKeySwapBitsE(mxKeyRotEnc(mxKeyAlg1(mxKeyRotEnc(mxKeyRotEnc(changeDuplicatesB(mxKeyXorRR(mxKeySwapBitsF(mxKeyAlg1(mxKeyReverse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SwapBitsG(mxKeyByBitEnc(mxKeyAlg1(mxKeySwapBitsD(mxKeyReverseBits(mxKeySwapMinors3(mxKeyXorB(mxKeyRotateLeftBits(mxKeySwapBitsG(mxKeyAlg1(mxKeySwapBitsD(mxKeyRotateLeftBits(mxKeySwapBitsD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lg1(mxKeySwapBitsF(mxKeySwapBitsF(mxKeyReverseBits(mxKeySwapBitsF(mxKeyXor(changeDuplicatesC2(changeDuplicates(mxKeyNot(changeDuplicatesB(changeDuplicates(mxKeySwapMinors3(changeDuplicatesC2(changeDuplicatesB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ByBitEnc(changeDuplicatesB(mxKeyReverseBits(mxKeyAddRR(mxKeySwapBitsF(mxKeySwapBitsEE2(mxKeySwapMinors3(p2kproc3(mxKeyRotEnc2(changeDuplicates(mxKeySwapBitsE(mxKeyAlg2(changeDuplicatesC2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wapBitsG(mxKeyRotateLeftBits(mxKeyRotEnc2(mxKeySwapBitsG(mxKeySwapMinors3(mxKeyRotEnc(mxKeySwapBitsG(mxKeySwapBitsF(mxKeyAddRR(mxKeySwapBitsEE2(mxKeySwapMinors3(mxKeyXorRR(mxKeyRotEnc2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lg2(mxKeyAlg2(changeDuplicates(mxKeySwapBitsRound(changeDuplicatesB(mxKeySwapBitsF(mxKeySwapBitsD(mxKeyRotateLeftBits(mxKeySwapMinors3(mxKeyNot(mxKeyXorB(changeDuplicatesC2(changeDuplicatesB(mxKeyReverseBits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Alg1(mxKeySwapBitsEE2(mxKeyXorRR(mxKeySwapBitsF(mxKeyReverseBits(mxKeyXorB(mxKeyByBitEnc(mxKeyAlg2(mxKeySwapBitsF(mxKeyNot(mxKeyReverse(mxKeyXorRR(mxKeyAlg1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otEnc(mxKeySwapBitsRound(mxKeyAlg1(mxKeyReverseBits(mxKeySwapBitsG(changeDuplicatesB(mxKeySwapMinors3(mxKeyXorB(mxKeySwapMinors3(mxKeySwapBitsE(mxKeySwapBitsD(mxKeyRotateLeftBits(changeDuplicatesB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changeDuplicates(mxKeySwapBitsG(mxKeySwapBitsEE2(mxKeySwapBitsEE2(mxKeyReverseBits(mxKeyAlg2(changeDuplicatesC2(mxKeyRotEnc(mxKeySwapBitsD(mxKeyRotEnc(mxKeyXor(mxKeyXorB(p2kproc3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RotateLeftBits(mxKeyReverseBits(mxKeyXorRR(mxKeySwapBitsEE2(mxKeyAlg2(mxKeyRotEnc(mxKeySwapMinors3(mxKeySwapBitsEE2(mxKeyAddRR(mxKeyXor(mxKeyByBitEnc(mxKeyReverseBits(changeDuplicatesB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changeDuplicates(mxKeySwapBitsD(mxKeyAlg2(changeDuplicatesB(mxKeySwapMinors3(mxKeyByBitEnc(mxKeyXorB(mxKeySwapBitsE(mxKeySwapBitsF(mxKeyAlg1(mxKeyReverse(mxKeySwapBitsEE2(mxKeySwapMinors3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otateLeftBits(p2kproc3(mxKeyXorRR(mxKeyXorRR(mxKeySwapBitsRound(mxKeyXor(mxKeyRotEnc(changeDuplicates(changeDuplicatesC2(mxKeyRotEnc2(changeDuplicatesC2(mxKeyRotateLeftBits(mxKeyXo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SwapBitsE(mxKeySwapBitsEE2(mxKeyXor(mxKeyAlg1(mxKeyAlg2(mxKeySwapMinors3(mxKeyAddRR(mxKeyAlg2(mxKeyXorB(mxKeyAlg2(changeDuplicates(mxKeyXorB(mxKeySwapBitsG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Alg1(changeDuplicatesC2(mxKeyRotEnc(mxKeySwapMinors3(mxKeyReverse(mxKeyByBitEnc(mxKeySwapBitsG(mxKeyReverse(mxKeyAddRR(mxKeyRotEnc2(mxKeyRotEnc(changeDuplicatesB(changeDuplicatesC2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Round(mxKeySwapBitsG(mxKeySwapBitsE(mxKeySwapBitsG(mxKeyXor(mxKeyRotateLeftBits(mxKeyRotateLeftBits(changeDuplicatesC2(mxKeySwapBitsE(mxKeyReverseBits(mxKeyReverseBits(mxKeySwapBitsF(mxKeyReverse(changeDuplicatesB(mxKeySwapBitsE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B(mxKeyReverse(mxKeyRotEnc(mxKeyNot(changeDuplicates(mxKeyByBitEnc(mxKeyRotateLeftBits(changeDuplicatesB(mxKeyRotateLeftBits(mxKeySwapBitsD(mxKeyAlg1(mxKeyReverse(mxKeySwapBitsD(changeDuplicatesB(mxKeySwapBitsD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Xor(mxKeyAddRR(mxKeyXor(mxKeyAlg1(mxKeyNot(mxKeyXorB(changeDuplicatesC2(mxKeySwapBitsD(mxKeyAddRR(mxKeyAddRR(mxKeySwapBitsF(changeDuplicatesB(mxKeySwapBitsE(mxKeySwapBitsG(mxKeySwapBitsF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wapBitsD(mxKeyRotEnc2(mxKeyXor(p2kproc3(mxKeySwapBitsE(mxKeySwapBitsF(mxKeyXorRR(mxKeyRotateLeftBits(changeDuplicatesB(mxKeyXorRR(mxKeyXorB(mxKeyReverseBits(mxKeyXorB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changeDuplicates(mxKeySwapBitsF(mxKeyXor(changeDuplicatesB(mxKeyByBitEnc(mxKeySwapBitsD(mxKeyXorRR(mxKeySwapBitsG(changeDuplicatesB(changeDuplicatesB(mxKeySwapBitsD(mxKeySwapBitsG(changeDuplicatesB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Alg1(mxKeySwapBitsG(mxKeyXor(mxKeySwapBitsRound(mxKeyRotEnc2(mxKeySwapBitsD(mxKeyRotEnc2(mxKeyXor(mxKeyRotateLeftBits(mxKeyXor(mxKeySwapBitsE(mxKeySwapBitsE(mxKeyXorB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everseBits(mxKeyXorRR(mxKeyAlg1(mxKeyXorRR(changeDuplicates(mxKeySwapBitsE(mxKeyAlg2(mxKeyAddRR(mxKeySwapBitsD(p2kproc3(changeDuplicatesB(mxKeyReverse(mxKeyReverse(mxKeySwapBitsF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Xor(mxKeyAlg1(p2kproc3(mxKeyReverse(mxKeyAlg2(mxKeyReverse(mxKeySwapBitsE(mxKeyAlg1(p2kproc3(mxKeyAddRR(mxKeySwapBitsE(mxKeyAddRR(p2kproc3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B(mxKeyByBitEnc(mxKeyXor(mxKeyRotEnc(mxKeySwapBitsG(mxKeySwapBitsF(mxKeyRotEnc2(mxKeyXorB(mxKeySwapMinors3(mxKeySwapBitsD(mxKeyXorB(changeDuplicatesC2(mxKeyXorB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ByBitEnc(mxKeyXor(changeDuplicates(mxKeySwapMinors3(mxKeyAlg2(mxKeyReverse(mxKeyRotateLeftBits(mxKeyXor(changeDuplicatesC2(mxKeySwapBitsRound(mxKeyAlg1(mxKeyRotEnc2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EE2(mxKeyAddRR(mxKeySwapBitsG(mxKeyXorB(mxKeySwapBitsG(mxKeyXorRR(mxKeyAddRR(mxKeySwapBitsF(mxKeyByBitEnc(p2kproc3(mxKeyRotateLeftBits(changeDuplicatesC2(mxKeyAddRR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ByBitEnc(changeDuplicatesB(mxKeyReverseBits(mxKeyReverse(mxKeyAlg1(changeDuplicatesB(changeDuplicates(mxKeySwapBitsD(mxKeyRotateLeftBits(mxKeyNot(mxKeyRotateLeftBits(mxKeyXorB(mxKeyAlg2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changeDuplicates(mxKeyRotEnc2(mxKeyByBitEnc(mxKeyNot(mxKeySwapBitsF(mxKeySwapBitsE(mxKeyAddRR(mxKeyXorB(changeDuplicatesB(changeDuplicatesB(p2kproc3(mxKeySwapBitsE(changeDuplicatesB(mxKeyReverseBits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Alg2(changeDuplicates(mxKeyRotateLeftBits(mxKeyReverse(mxKeyXorRR(mxKeySwapBitsE(mxKeySwapBitsG(mxKeySwapBitsG(changeDuplicatesC2(mxKeySwapBitsG(mxKeyXorRR(mxKeySwapMinors3(mxKeySwapBitsG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Alg2(mxKeyByBitEnc(mxKeyXorRR(mxKeyXorB(mxKeyRotEnc(mxKeySwapBitsG(changeDuplicatesB(mxKeyRotEnc(changeDuplicates(mxKeySwapBitsD(mxKeySwapBitsE(mxKeySwapBitsG(mxKeyRotateLeftBits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Round(mxKeyAlg2(mxKeySwapBitsRound(mxKeyAlg2(mxKeyNot(mxKeyNot(mxKeyNot(mxKeyAlg2(mxKeySwapBitsEE2(mxKeyAlg2(mxKeySwapBitsRound(mxKeyXorRR(mxKeyAlg1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RotEnc2(mxKeyAddRR(mxKeySwapBitsEE2(mxKeySwapBitsG(mxKeyReverseBits(mxKeySwapBitsD(mxKeyRotEnc2(changeDuplicatesC2(mxKeySwapBitsD(mxKeySwapBitsD(mxKeyXorB(changeDuplicatesB(mxKeySwapBitsF(mxKeyRotateLeftBits(mxKeyNot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p2kproc3(mxKeySwapBitsD(mxKeyRotEnc(changeDuplicates(mxKeySwapMinors3(mxKeyXorB(mxKeyAlg1(mxKeyNot(mxKeyNot(mxKeySwapBitsD(mxKeyXorB(changeDuplicatesB(mxKeyXo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(mxKeyAddRR(mxKeyNot(mxKeySwapBitsG(mxKeyAlg1(changeDuplicatesC2(mxKeyRotateLeftBits(changeDuplicatesC2(mxKeyXor(mxKeyRotateLeftBits(mxKeyAlg2(mxKeyAlg2(changeDuplicates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B(changeDuplicatesC2(mxKeyAlg2(mxKeyRotateLeftBits(mxKeyAlg1(mxKeyAlg1(changeDuplicatesC2(mxKeyRotEnc(mxKeyAddRR(mxKeyNot(mxKeyRotEnc2(mxKeySwapBitsF(mxKeySwapBitsE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D(mxKeySwapBitsF(mxKeyRotEnc(mxKeyAlg2(mxKeyAlg2(changeDuplicatesB(mxKeyRotEnc2(mxKeyReverseBits(changeDuplicatesB(p2kproc3(mxKeySwapBitsD(changeDuplicatesB(mxKeySwapBitsE(mxKeySwapBitsE(mxKeySwapBitsF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XorRR(mxKeySwapBitsG(mxKeyXorB(mxKeyNot(mxKeySwapBitsG(mxKeySwapBitsG(mxKeyXorB(mxKeyXorB(changeDuplicatesC2(mxKeyXorB(mxKeyByBitEnc(mxKeyXor(mxKeySwapBitsG(changeDuplicatesC2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RotEnc(mxKeyRotEnc2(mxKeyRotEnc2(mxKeyAlg2(mxKeyRotEnc(changeDuplicatesC2(mxKeyXor(mxKeyRotateLeftBits(changeDuplicates(mxKeyXorB(mxKeyRotEnc(changeDuplicatesC2(mxKeyRotEnc2(mxKeySwapBitsD(changeDuplicatesB</text:p>
          </table:table-cell>
          <table:table-cell office:value-type="float" office:value="7" calcext:value-type="float">
            <text:p>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BitsRound(changeDuplicates(mxKeySwapBitsEE2(mxKeyXor(mxKeyXorB(mxKeyRotEnc2(mxKeySwapBitsG(changeDuplicates(mxKeySwapBitsRound(p2kproc3(mxKeySwapBitsG(mxKeyAlg2(p2kproc3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SwapBitsEE2(mxKeyRotEnc2(mxKeyAlg2(mxKeyXor(mxKeyXorRR(mxKeySwapBitsEE2(mxKeyRotEnc(mxKeyReverseBits(mxKeyNot(mxKeyXor(mxKeySwapBitsE(mxKeyAlg2(mxKeyRotateLeftBits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Xor(mxKeyNot(mxKeySwapMinors3(mxKeySwapBitsG(mxKeySwapBitsF(mxKeySwapMinors3(mxKeyAlg2(mxKeySwapBitsG(mxKeyReverse(p2kproc3(changeDuplicates(mxKeySwapBitsEE2(mxKeyAlg2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changeDuplicatesC2(changeDuplicatesC2(mxKeyRotateLeftBits(mxKeyNot(mxKeyAlg1(mxKeyByBitEnc(mxKeyByBitEnc(mxKeySwapBitsE(mxKeySwapMinors3(mxKeyXor(mxKeyRotEnc2(mxKeyReverseBits(mxKeyReverseBits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changeDuplicates(mxKeyNot(mxKeyXor(mxKeyRotEnc2(mxKeyNot(mxKeySwapMinors3(mxKeySwapBitsG(p2kproc3(mxKeyByBitEnc(mxKeyAlg2(mxKeyRotEnc2(p2kproc3(mxKeyReverseBits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XorB(changeDuplicatesB(p2kproc3(mxKeyXorRR(changeDuplicatesB(mxKeyAlg1(mxKeySwapBitsD(mxKeyReverseBits(mxKeyAlg2(mxKeyNot(mxKeyRotateLeftBits(mxKeySwapMinors3(mxKeySwapMinors3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F(mxKeyRotEnc(mxKeyNot(mxKeyByBitEnc(mxKeySwapBitsF(mxKeyRotEnc(mxKeySwapBitsG(mxKeyReverseBits(mxKeySwapBitsF(mxKeyXor(changeDuplicatesB(mxKeySwapBitsD(mxKeySwapBitsF(mxKeySwapBitsF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RotEnc2(mxKeyReverse(mxKeyRotEnc2(mxKeySwapMinors3(mxKeyNot(mxKeyRotateLeftBits(mxKeyAddRR(mxKeyNot(mxKeySwapBitsG(mxKeyNot(mxKeyXorRR(mxKeyRotEnc(mxKeySwapBitsD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Round(mxKeyRotEnc2(changeDuplicates(p2kproc3(p2kproc3(mxKeyRotEnc(mxKeyAlg1(mxKeyAlg2(changeDuplicatesB(mxKeyReverse(changeDuplicatesB(mxKeyReverse(mxKeyNot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ByBitEnc(mxKeyAddRR(mxKeySwapBitsF(mxKeyRotEnc(mxKeyByBitEnc(p2kproc3(mxKeyByBitEnc(changeDuplicates(changeDuplicates(p2kproc3(mxKeyByBitEnc(mxKeyNot(mxKeyAlg2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everseBits(mxKeyRotEnc2(mxKeyReverseBits(changeDuplicatesC2(mxKeyRotEnc(mxKeyXorB(changeDuplicatesB(mxKeyRotateLeftBits(mxKeyXorB(mxKeyRotEnc(changeDuplicatesC2(mxKeyNot(mxKeyXorRR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2(changeDuplicates(mxKeySwapBitsEE2(p2kproc3(mxKeyXorRR(mxKeySwapBitsD(mxKeyRotEnc(mxKeySwapBitsRound(mxKeySwapBitsEE2(mxKeyAlg1(changeDuplicatesB(changeDuplicatesB(changeDuplicatesB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SwapBitsF(mxKeySwapBitsD(p2kproc3(mxKeySwapBitsD(mxKeyReverse(mxKeySwapBitsE(mxKeyNot(mxKeySwapBitsF(mxKeySwapBitsG(mxKeyXorRR(mxKeySwapBitsD(mxKeySwapBitsD(mxKeySwapBitsE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XorB(mxKeySwapBitsEE2(mxKeyXorB(mxKeyRotEnc(mxKeyXorRR(mxKeyReverseBits(mxKeyAlg1(mxKeyAlg2(mxKeyRotEnc(mxKeySwapBitsEE2(mxKeySwapBitsD(mxKeyReverse(mxKeyAlg1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E(mxKeySwapBitsEE2(mxKeyXor(mxKeyReverseBits(changeDuplicatesC2(mxKeySwapBitsG(mxKeyRotEnc(mxKeySwapMinors3(mxKeyByBitEnc(mxKeySwapBitsE(changeDuplicatesC2(mxKeyXorRR(mxKeySwapBitsD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Minors3(mxKeyReverse(mxKeyNot(changeDuplicates(changeDuplicatesB(mxKeyXor(mxKeyRotEnc(mxKeyXorB(mxKeySwapBitsEE2(mxKeyRotateLeftBits(mxKeyAlg1(mxKeyAlg1(mxKeyAddRR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G(mxKeyReverse(changeDuplicates(mxKeyRotEnc(mxKeyNot(changeDuplicatesB(mxKeySwapMinors3(mxKeySwapBitsE(mxKeyRotEnc(changeDuplicates(mxKeySwapBitsRound(changeDuplicatesB(mxKeyXorRR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Alg2(mxKeyAddRR(mxKeySwapBitsEE2(mxKeySwapBitsF(mxKeyNot(mxKeySwapBitsD(changeDuplicatesB(mxKeySwapBitsEE2(mxKeyAlg1(mxKeySwapBitsG(mxKeySwapBitsE(mxKeySwapBitsD(mxKeySwapBitsE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XorB(mxKeySwapMinors3(mxKeySwapBitsRound(mxKeyAlg1(mxKeySwapBitsE(mxKeyRotEnc2(mxKeyRotateLeftBits(mxKeyNot(mxKeyXorRR(mxKeyAlg2(mxKeyXor(mxKeyRotEnc(mxKeyXorB(mxKeyAlg1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changeDuplicatesB(mxKeySwapBitsD(mxKeyReverseBits(mxKeyReverse(mxKeySwapBitsD(mxKeyAlg1(mxKeyRotEnc(changeDuplicatesB(mxKeyXorB(mxKeyAlg2(mxKeyXorRR(changeDuplicatesB(mxKeySwapBitsF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SwapBitsRound(p2kproc3(mxKeyByBitEnc(changeDuplicatesC2(mxKeySwapBitsE(p2kproc3(changeDuplicatesB(mxKeyAlg2(mxKeySwapBitsF(mxKeyXor(mxKeyAlg1(mxKeyXor(p2kproc3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G(mxKeyNot(mxKeyReverseBits(mxKeyXorRR(mxKeyAlg2(mxKeyRotateLeftBits(mxKeyXorB(mxKeyReverseBits(mxKeyRotEnc(mxKeyXorB(mxKeyRotEnc(changeDuplicatesB(mxKeyAlg2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everse(mxKeyReverse(changeDuplicates(mxKeyNot(mxKeyRotEnc(mxKeyRotEnc2(mxKeyAlg1(changeDuplicates(mxKeySwapBitsE(mxKeySwapBitsG(mxKeySwapBitsE(changeDuplicatesB(mxKeyReverseBits(mxKeyRotEn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SwapBitsE(mxKeyXor(mxKeySwapMinors3(mxKeyRotateLeftBits(changeDuplicatesC2(mxKeySwapBitsRound(mxKeyAddRR(mxKeySwapBitsD(mxKeyRotateLeftBits(mxKeySwapBitsF(changeDuplicatesB(mxKeySwapMinors3(mxKeySwapBitsG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XorRR(mxKeyXor(mxKeyAlg2(mxKeyByBitEnc(mxKeySwapBitsD(changeDuplicatesB(mxKeyReverseBits(mxKeySwapBitsEE2(mxKeyByBitEnc(mxKeyRotEnc2(mxKeySwapBitsRound(changeDuplicatesC2(mxKeyNot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SwapBitsF(mxKeyNot(mxKeySwapBitsD(mxKeySwapBitsF(mxKeySwapBitsF(mxKeySwapMinors3(p2kproc3(mxKeySwapBitsG(mxKeyRotEnc2(mxKeyAlg2(mxKeyRotEnc2(mxKeyReverse(mxKeyRotEnc2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AddRR(mxKeyReverseBits(mxKeySwapBitsD(mxKeySwapBitsD(mxKeyAddRR(mxKeyXorRR(mxKeySwapBitsE(changeDuplicates(mxKeySwapBitsG(mxKeyReverse(mxKeyReverseBits(changeDuplicatesB(mxKeySwapBitsD(mxKeyReverse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Reverse(mxKeyRotEnc(mxKeyByBitEnc(mxKeySwapBitsD(mxKeyAlg2(mxKeySwapBitsD(mxKeyXor(mxKeyRotEnc(mxKeyXor(mxKeyRotateLeftBits(mxKeyXorB(mxKeySwapBitsD(mxKeySwapMinors3(changeDuplicatesB(mxKeyReverse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RR(mxKeyRotateLeftBits(mxKeyRotEnc2(mxKeyRotEnc2(mxKeySwapBitsG(mxKeySwapBitsEE2(mxKeySwapBitsEE2(mxKeyReverse(changeDuplicatesB(mxKeyReverseBits(mxKeyXor(mxKeyAlg1(mxKeySwapBitsF(mxKeyReverse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Round(mxKeyAddRR(mxKeyXorB(changeDuplicates(mxKeyAddRR(mxKeySwapMinors3(mxKeyRotEnc2(changeDuplicatesB(mxKeyXorRR(mxKeyXor(mxKeySwapBitsE(mxKeyAlg1(mxKeySwapBitsG(changeDuplicatesB(mxKeyReverseBits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changeDuplicatesC2(mxKeySwapBitsD(mxKeyAlg1(mxKeySwapBitsEE2(mxKeySwapBitsD(mxKeyAlg1(mxKeyXorB(mxKeySwapBitsE(mxKeyReverse(mxKeySwapMinors3(mxKeyByBitEnc(mxKeyAddRR(mxKeySwapBitsG(changeDuplicatesB(mxKeyRotateLeftBits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Not(mxKeyXor(mxKeyReverse(mxKeyAlg2(mxKeyXorRR(mxKeyRotEnc2(mxKeyAddRR(mxKeySwapBitsE(mxKeyXor(mxKeyXor(mxKeyReverse(mxKeyXor(p2kproc3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everse(mxKeyAddRR(mxKeyXorB(mxKeyNot(mxKeySwapBitsE(mxKeySwapBitsD(mxKeyRotEnc2(p2kproc3(mxKeySwapBitsF(mxKeyXorRR(mxKeyReverseBits(changeDuplicates(changeDuplicates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Not(mxKeyAddRR(mxKeyAlg1(mxKeyRotEnc2(mxKeySwapBitsD(mxKeySwapBitsEE2(mxKeyNot(mxKeySwapMinors3(mxKeyRotEnc2(mxKeyByBitEnc(mxKeyReverseBits(mxKeyReverseBits(changeDuplicatesC2(mxKeyXor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RotEnc(mxKeyReverseBits(mxKeyReverseBits(mxKeySwapBitsF(p2kproc3(changeDuplicatesB(changeDuplicatesC2(mxKeyXor(mxKeyXorRR(mxKeySwapBitsG(mxKeyXorB(mxKeyAlg2(mxKeyRotateLeftBits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changeDuplicatesB(changeDuplicatesC2(mxKeySwapBitsF(mxKeyReverse(mxKeyRotEnc2(mxKeyXorB(mxKeySwapBitsE(mxKeyXorRR(mxKeySwapBitsEE2(mxKeyXorRR(mxKeyAlg2(changeDuplicatesC2(mxKeySwapBitsE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changeDuplicatesC2(mxKeySwapBitsEE2(mxKeyXorB(mxKeySwapBitsEE2(changeDuplicatesC2(changeDuplicatesC2(mxKeyReverse(mxKeyRotEnc(mxKeySwapBitsF(mxKeyXor(mxKeyAlg1(mxKeyAddRR(mxKeyAddRR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SwapBitsF(mxKeyRotEnc(mxKeySwapMinors3(mxKeyAlg1(mxKeySwapBitsRound(mxKeySwapBitsRound(mxKeySwapBitsE(mxKeySwapBitsRound(mxKeySwapBitsEE2(mxKeyRotEnc(mxKeySwapBitsRound(mxKeySwapBitsEE2(mxKeySwapBitsE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Alg1(mxKeyReverseBits(mxKeyAlg2(mxKeyByBitEnc(mxKeyReverse(mxKeyRotateLeftBits(mxKeySwapBitsF(mxKeyXorRR(mxKeyXorB(mxKeyXor(mxKeyXorB(mxKeyByBitEnc(mxKeyAddRR(mxKeyNot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XorB(mxKeyRotateLeftBits(mxKeyAlg1(mxKeyReverseBits(mxKeyRotEnc2(changeDuplicates(mxKeySwapBitsRound(p2kproc3(mxKeyRotEnc(mxKeyReverseBits(mxKeySwapBitsRound(mxKeyXorB(mxKeyAlg1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BitsD(mxKeyByBitEnc(mxKeySwapBitsE(mxKeySwapBitsG(mxKeyRotateLeftBits(mxKeySwapBitsF(changeDuplicatesC2(mxKeyRotateLeftBits(mxKeySwapBitsEE2(mxKeyNot(mxKeySwapBitsE(mxKeyRotateLeftBits(mxKeyAlg1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SwapBitsEE2(changeDuplicates(mxKeyRotEnc2(p2kproc3(mxKeySwapBitsEE2(mxKeyRotateLeftBits(mxKeySwapBitsD(mxKeySwapBitsEE2(mxKeyXorB(mxKeySwapMinors3(changeDuplicatesB(mxKeySwapBitsF(changeDuplicatesC2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changeDuplicates(mxKeyRotEnc(p2kproc3(mxKeyNot(mxKeySwapBitsD(mxKeySwapBitsRound(mxKeySwapBitsG(mxKeyAddRR(mxKeyXorB(mxKeyNot(mxKeyAlg2(mxKeyAddRR(mxKeyAlg2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wapBitsRound(mxKeyReverse(mxKeyAddRR(changeDuplicates(changeDuplicatesB(mxKeyReverseBits(mxKeyAlg1(mxKeyNot(mxKeySwapBitsEE2(mxKeyByBitEnc(mxKeySwapBitsG(changeDuplicatesB(mxKeyAddRR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EE2(mxKeySwapMinors3(p2kproc3(changeDuplicatesB(mxKeySwapBitsG(mxKeySwapMinors3(p2kproc3(mxKeySwapBitsRound(changeDuplicatesB(mxKeyRotEnc(mxKeyXorRR(mxKeyXorB(mxKeyAlg1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changeDuplicatesC2(mxKeyReverseBits(mxKeyXor(mxKeyAddRR(mxKeySwapBitsEE2(mxKeyXor(mxKeySwapBitsE(mxKeySwapBitsE(mxKeyXorB(mxKeyAlg2(mxKeySwapBitsD(mxKeyAlg2(changeDuplicatesB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changeDuplicates(mxKeyReverseBits(mxKeySwapBitsD(mxKeyRotEnc2(mxKeyXor(mxKeySwapBitsF(mxKeySwapBitsF(mxKeyRotEnc2(mxKeyXor(mxKeySwapMinors3(mxKeyXor(changeDuplicatesC2(mxKeyXorB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SwapMinors3(mxKeyXor(mxKeyAlg2(mxKeyXorRR(mxKeyAddRR(mxKeyNot(mxKeyReverse(mxKeyAlg1(mxKeyAddRR(mxKeyAlg2(changeDuplicates(changeDuplicatesC2(mxKeyXorB(changeDuplicates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SwapBitsE(mxKeyRotEnc2(mxKeySwapBitsD(mxKeySwapMinors3(mxKeyNot(mxKeyRotEnc(changeDuplicates(mxKeyAlg1(mxKeyNot(mxKeyAlg1(p2kproc3(mxKeyByBitEnc(changeDuplicates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everseBits(mxKeyAlg2(mxKeySwapBitsRound(changeDuplicates(mxKeySwapBitsG(mxKeyXorB(mxKeySwapBitsD(mxKeyXor(mxKeySwapBitsEE2(mxKeySwapMinors3(mxKeyAlg1(mxKeySwapMinors3(mxKeyAlg2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ByBitEnc(mxKeySwapBitsG(mxKeyRotEnc(mxKeyRotEnc(mxKeyAddRR(mxKeyRotEnc(mxKeyRotEnc2(mxKeySwapBitsG(mxKeyXorB(mxKeySwapBitsD(mxKeyByBitEnc(mxKeyReverse(mxKeyReverse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RotEnc2(mxKeyRotEnc(mxKeyRotateLeftBits(changeDuplicatesC2(mxKeySwapBitsEE2(mxKeyAlg1(mxKeySwapBitsE(changeDuplicatesB(mxKeySwapBitsG(mxKeyReverse(mxKeyByBitEnc(mxKeyXorB(mxKeySwapMinors3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changeDuplicatesC2(mxKeyXorB(mxKeyAddRR(mxKeySwapBitsD(mxKeySwapBitsD(mxKeyAlg2(mxKeySwapBitsRound(mxKeySwapBitsEE2(changeDuplicatesB(mxKeyRotateLeftBits(changeDuplicates(mxKeySwapBitsD(changeDuplicatesB(mxKeyRotateLeftBits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RotEnc(mxKeySwapBitsE(mxKeyRotateLeftBits(changeDuplicatesC2(mxKeySwapBitsRound(mxKeyAlg1(changeDuplicatesB(mxKeyRotateLeftBits(mxKeyAddRR(mxKeyRotEnc(mxKeySwapBitsF(mxKeySwapBitsRound(mxKeyRotEnc2(mxKeySwapBitsF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changeDuplicatesC2(mxKeySwapMinors3(mxKeyByBitEnc(mxKeyAlg1(mxKeySwapBitsD(mxKeyReverseBits(mxKeyReverseBits(mxKeySwapMinors3(mxKeyAlg1(mxKeyXor(mxKeyRotEnc(changeDuplicates(mxKeySwapMinors3(mxKeyAddR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RotateLeftBits(changeDuplicatesB(mxKeySwapBitsRound(p2kproc3(p2kproc3(mxKeyAddRR(mxKeyRotateLeftBits(mxKeySwapMinors3(mxKeyAlg1(mxKeyAlg2(mxKeySwapBitsRound(mxKeyXorB(mxKeySwapMinors3(mxKeySwapBitsE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XorRR(mxKeyAlg1(mxKeySwapBitsEE2(mxKeySwapBitsG(mxKeyAlg2(mxKeyXor(mxKeySwapBitsE(mxKeyRotEnc2(mxKeyNot(mxKeySwapBitsF(mxKeySwapBitsE(changeDuplicatesC2(mxKeySwapBitsD(changeDuplicates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XorB(mxKeyRotateLeftBits(changeDuplicates(mxKeyXorRR(mxKeyReverseBits(mxKeySwapBitsRound(mxKeyXorB(mxKeyAlg2(changeDuplicates(mxKeySwapBitsRound(changeDuplicates(changeDuplicatesB(mxKeySwapBitsE(changeDuplicatesB(mxKeyReverseBits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Alg1(changeDuplicates(mxKeySwapBitsE(mxKeySwapBitsE(mxKeyXor(mxKeySwapBitsE(changeDuplicatesB(mxKeyAddRR(mxKeyByBitEnc(mxKeyXor(mxKeyRotEnc(mxKeyAlg2(mxKeySwapBitsE(changeDuplicatesB(mxKeyRotateLeftBits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RotateLeftBits(mxKeySwapBitsRound(mxKeySwapBitsE(changeDuplicates(mxKeyXor(mxKeyAlg2(mxKeyXorRR(mxKeyByBitEnc(mxKeyReverseBits(mxKeySwapBitsEE2(mxKeySwapMinors3(mxKeySwapBitsF(mxKeySwapBitsF(mxKeyAlg2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changeDuplicatesB(mxKeyRotEnc(mxKeyRotateLeftBits(mxKeySwapBitsRound(mxKeySwapBitsEE2(mxKeySwapMinors3(mxKeySwapBitsG(changeDuplicates(mxKeyXor(changeDuplicatesB(mxKeyRotEnc2(mxKeySwapBitsF(mxKeyReverse(changeDuplicatesB(mxKeySwapBitsG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ReverseBits(p2kproc3(mxKeyXorB(mxKeyAddRR(changeDuplicates(mxKeySwapBitsG(p2kproc3(mxKeyRotateLeftBits(mxKeyByBitEnc(mxKeyNot(mxKeyNot(mxKeyAlg1(mxKeyRotEnc2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wapBitsE(changeDuplicatesB(mxKeySwapBitsRound(mxKeyXorB(mxKeyAddRR(mxKeyReverse(mxKeyReverseBits(mxKeyReverseBits(mxKeyRotEnc(mxKeySwapBitsEE2(changeDuplicates(changeDuplicatesB(p2kproc3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Not(changeDuplicatesC2(mxKeyAddRR(mxKeySwapBitsRound(mxKeySwapBitsF(mxKeyAlg2(mxKeyByBitEnc(changeDuplicates(mxKeyReverse(mxKeySwapMinors3(mxKeySwapBitsRound(mxKeyAlg2(mxKeyAlg2(changeDuplicatesB(mxKeyNot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RotateLeftBits(mxKeyReverse(changeDuplicates(mxKeyRotEnc(mxKeySwapBitsF(mxKeyAddRR(changeDuplicates(mxKeyRotateLeftBits(mxKeySwapBitsRound(changeDuplicates(mxKeyAddRR(mxKeyReverseBits(changeDuplicatesB(mxKeySwapBitsD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SwapMinors3(mxKeyAlg2(mxKeyXor(changeDuplicatesC2(mxKeyAlg1(mxKeyByBitEnc(mxKeyRotEnc(mxKeyXor(mxKeyAddRR(changeDuplicatesB(mxKeySwapBitsG(mxKeyAlg1(mxKeyXorB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F(mxKeySwapBitsD(mxKeyXor(mxKeyReverseBits(mxKeyRotateLeftBits(mxKeySwapBitsG(mxKeyXor(mxKeyByBitEnc(mxKeyXor(mxKeyRotateLeftBits(changeDuplicates(mxKeyRotEnc(mxKeyAddRR(mxKeySwapMinors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lg2(mxKeySwapBitsRound(mxKeyXorRR(mxKeyAddRR(mxKeyAlg1(mxKeySwapMinors3(mxKeyAddRR(mxKeySwapBitsG(mxKeyAlg2(mxKeyXorRR(mxKeyAlg2(mxKeyXor(mxKeySwapMinors3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SwapBitsF(changeDuplicates(mxKeySwapMinors3(mxKeySwapBitsG(mxKeyXor(p2kproc3(mxKeyAlg2(mxKeySwapMinors3(mxKeyNot(mxKeyXorRR(mxKeyAddRR(mxKeyNot(mxKeyReverseBits(changeDuplicatesC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F(mxKeyAddRR(mxKeyByBitEnc(mxKeySwapBitsG(mxKeyRotEnc2(mxKeySwapBitsD(changeDuplicatesC2(mxKeySwapMinors3(mxKeyReverseBits(changeDuplicatesC2(p2kproc3(mxKeyNot(mxKeySwapBitsD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RR(mxKeyXorRR(p2kproc3(mxKeyXorRR(mxKeySwapBitsF(mxKeySwapBitsG(mxKeyByBitEnc(mxKeySwapBitsRound(changeDuplicatesB(mxKeySwapBitsE(p2kproc3(changeDuplicatesB(mxKeyAlg2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RotEnc2(p2kproc3(p2kproc3(mxKeyXorB(mxKeySwapBitsE(p2kproc3(mxKeyAddRR(mxKeyRotateLeftBits(mxKeyAlg2(mxKeySwapBitsG(mxKeySwapBitsRound(mxKeySwapBitsRound(mxKeySwapMinors3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SwapBitsE(mxKeySwapBitsEE2(mxKeyRotEnc2(mxKeySwapBitsEE2(changeDuplicatesC2(mxKeyAlg1(mxKeyAddRR(mxKeySwapBitsD(mxKeyAlg2(mxKeySwapBitsF(mxKeyAddRR(mxKeyRotEnc2(changeDuplicatesC2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F(mxKeyXorRR(mxKeyNot(mxKeySwapBitsE(mxKeyAlg1(mxKeyXor(mxKeySwapBitsG(p2kproc3(mxKeySwapBitsF(changeDuplicates(mxKeySwapBitsD(mxKeyReverseBits(mxKeySwapMinors3(mxKeyXorR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E(mxKeySwapBitsD(mxKeyXor(mxKeyAddRR(mxKeyByBitEnc(mxKeyXorRR(mxKeySwapBitsE(p2kproc3(changeDuplicates(mxKeyXorRR(changeDuplicatesB(mxKeyNot(mxKeySwapBitsD(mxKeySwapBitsE(mxKeyReverseBits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Not(mxKeySwapBitsG(changeDuplicatesC2(changeDuplicatesB(changeDuplicatesC2(mxKeySwapBitsD(changeDuplicates(mxKeyByBitEnc(mxKeyXor(mxKeyNot(mxKeySwapBitsE(mxKeyXor(mxKeySwapBitsD(mxKeyXo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SwapBitsE(mxKeyReverse(mxKeySwapBitsE(mxKeyXor(mxKeySwapMinors3(mxKeySwapBitsF(mxKeySwapBitsG(mxKeyRotateLeftBits(mxKeyRotateLeftBits(changeDuplicatesC2(mxKeyAlg2(mxKeyAlg2(mxKeyNot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Reverse(mxKeyReverse(mxKeyReverseBits(mxKeyRotEnc(mxKeyReverse(mxKeyAddRR(changeDuplicatesB(changeDuplicatesB(changeDuplicatesB(mxKeySwapBitsD(mxKeyXorB(mxKeyRotEnc2(changeDuplicatesB(mxKeyNot(mxKeyNot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Alg2(mxKeyRotateLeftBits(mxKeyReverse(mxKeyAlg1(mxKeySwapBitsF(changeDuplicatesC2(mxKeyRotateLeftBits(mxKeyXorB(changeDuplicatesB(mxKeySwapBitsRound(p2kproc3(changeDuplicates(mxKeyReverse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XorRR(mxKeyReverse(mxKeySwapBitsRound(mxKeyReverseBits(changeDuplicates(mxKeyRotEnc(mxKeySwapMinors3(mxKeySwapBitsD(mxKeySwapBitsF(mxKeySwapBitsRound(mxKeySwapMinors3(mxKeyReverseBits(mxKeyXor(changeDuplicatesB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changeDuplicatesB(mxKeyXorB(changeDuplicatesB(mxKeyAlg2(mxKeySwapBitsG(mxKeySwapBitsD(mxKeySwapBitsE(mxKeySwapBitsG(mxKeyXor(mxKeySwapBitsE(mxKeySwapBitsF(changeDuplicatesB(mxKeyReverseBits(mxKeyNot(mxKeyNot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SwapBitsE(mxKeySwapBitsD(changeDuplicates(mxKeyNot(mxKeySwapBitsF(mxKeySwapBitsRound(mxKeySwapMinors3(mxKeyAlg1(mxKeySwapBitsEE2(changeDuplicatesC2(mxKeyNot(mxKeyReverseBits(mxKeyXorB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XorRR(mxKeyByBitEnc(p2kproc3(mxKeyAlg1(mxKeySwapBitsG(mxKeyReverseBits(mxKeyXorRR(changeDuplicates(mxKeyXorB(mxKeyXorRR(mxKeySwapMinors3(mxKeyAlg2(mxKeySwapBitsD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AddRR(mxKeyByBitEnc(mxKeySwapBitsEE2(changeDuplicates(mxKeySwapBitsG(mxKeyAddRR(mxKeyNot(mxKeyNot(mxKeyAddRR(mxKeyRotateLeftBits(mxKeyRotEnc(mxKeySwapBitsD(mxKeySwapBitsRound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AddRR(mxKeyAlg1(mxKeyReverse(mxKeyNot(mxKeyRotEnc(p2kproc3(mxKeyAlg2(mxKeySwapBitsD(mxKeyXorRR(mxKeySwapBitsG(mxKeyAddRR(mxKeyAlg2(mxKeySwapBitsG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p2kproc3(mxKeyAlg2(mxKeySwapMinors3(changeDuplicates(mxKeyAlg1(mxKeyAlg2(mxKeyXor(mxKeyAlg1(mxKeyAlg1(mxKeySwapBitsD(mxKeySwapBitsG(mxKeySwapBitsE(mxKeySwapBitsG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BitsEE2(mxKeyRotEnc2(mxKeySwapBitsE(changeDuplicatesC2(mxKeyXorRR(mxKeySwapMinors3(p2kproc3(mxKeyReverse(mxKeySwapBitsRound(mxKeyReverseBits(mxKeySwapBitsG(mxKeyReverseBits(mxKeyByBitEnc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changeDuplicatesB(changeDuplicatesB(mxKeyAlg2(mxKeySwapBitsG(mxKeyXorB(mxKeyAlg1(mxKeySwapBitsE(mxKeyAddRR(mxKeyRotateLeftBits(mxKeyNot(mxKeyAlg1(mxKeyReverseBits(changeDuplicatesB(mxKeySwapBitsD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RotateLeftBits(mxKeySwapBitsRound(mxKeyXorB(mxKeyXorB(mxKeyRotateLeftBits(changeDuplicates(mxKeyRotateLeftBits(changeDuplicates(changeDuplicatesB(mxKeySwapBitsEE2(mxKeyNot(mxKeySwapMinors3(changeDuplicates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G(mxKeyByBitEnc(mxKeyXor(mxKeySwapBitsRound(mxKeyReverseBits(mxKeyAlg2(mxKeyRotateLeftBits(mxKeySwapBitsEE2(mxKeySwapBitsRound(mxKeyRotateLeftBits(changeDuplicates(changeDuplicates(mxKeySwapBitsG(changeDuplicatesB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BitsRound(mxKeySwapMinors3(mxKeyRotateLeftBits(mxKeyByBitEnc(mxKeyByBitEnc(mxKeyByBitEnc(changeDuplicatesC2(mxKeySwapBitsRound(mxKeyAlg2(p2kproc3(changeDuplicatesC2(mxKeyXorRR(changeDuplicatesC2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changeDuplicatesC2(mxKeyRotateLeftBits(mxKeySwapMinors3(mxKeyRotateLeftBits(mxKeySwapBitsG(changeDuplicatesC2(mxKeyRotEnc(mxKeyRotateLeftBits(mxKeyAddRR(mxKeySwapBitsF(mxKeyRotEnc(p2kproc3(mxKeySwapMinors3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ByBitEnc(mxKeyAlg2(changeDuplicates(mxKeyReverseBits(mxKeyAlg1(mxKeySwapBitsRound(mxKeyXorB(mxKeyAlg1(mxKeyXor(mxKeySwapMinors3(changeDuplicatesC2(mxKeyRotateLeftBits(mxKeySwapMinors3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RotEnc(mxKeyNot(mxKeySwapBitsEE2(mxKeyXorB(mxKeyByBitEnc(mxKeyRotEnc(mxKeyAddRR(mxKeySwapMinors3(mxKeyXor(mxKeyRotateLeftBits(mxKeyRotEnc2(mxKeySwapBitsF(changeDuplicatesC2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Alg1(mxKeyRotEnc2(mxKeySwapBitsD(mxKeyAlg1(mxKeySwapBitsEE2(mxKeyRotEnc(changeDuplicatesC2(mxKeySwapMinors3(p2kproc3(mxKeySwapBitsF(p2kproc3(mxKeyAddRR(changeDuplicates(mxKeySwapBitsF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AddRR(mxKeyXorRR(mxKeySwapBitsG(mxKeySwapBitsEE2(mxKeySwapMinors3(mxKeySwapBitsRound(mxKeySwapMinors3(mxKeyByBitEnc(changeDuplicatesB(mxKeyXor(mxKeyRotEnc(mxKeySwapBitsE(mxKeyAlg2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changeDuplicates(mxKeyRotEnc2(mxKeyXorB(mxKeyXorRR(mxKeySwapBitsD(mxKeyRotEnc(mxKeyRotEnc(p2kproc3(mxKeyAddRR(mxKeySwapBitsD(mxKeySwapBitsRound(mxKeyXorRR(mxKeyAlg2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Xor(mxKeyAddRR(mxKeySwapBitsD(mxKeyRotateLeftBits(mxKeyAlg2(mxKeySwapMinors3(mxKeySwapBitsF(mxKeyAlg2(mxKeySwapBitsEE2(mxKeyRotEnc2(changeDuplicatesB(mxKeyNot(mxKeyAddRR(mxKeySwapBit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ReverseBits(mxKeyReverseBits(changeDuplicatesB(mxKeyAlg2(mxKeyNot(p2kproc3(changeDuplicatesC2(mxKeySwapBitsG(mxKeyReverse(mxKeyByBitEnc(mxKeySwapBitsRound(changeDuplicates(changeDuplicatesB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SwapBitsG(mxKeyXor(mxKeyRotateLeftBits(changeDuplicatesC2(mxKeyReverse(mxKeyNot(changeDuplicatesC2(changeDuplicatesB(mxKeyAlg2(mxKeySwapBitsD(mxKeyRotEnc2(changeDuplicatesB(mxKeyNot(mxKeyReverse(mxKeySwapBitsF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RotEnc2(mxKeyRotEnc2(mxKeySwapBitsRound(mxKeyXor(mxKeyByBitEnc(p2kproc3(mxKeySwapBitsEE2(mxKeySwapBitsD(mxKeySwapMinors3(mxKeyRotateLeftBits(mxKeyRotateLeftBits(mxKeyRotateLeftBits(mxKeyRotateLeftBits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ReverseBits(mxKeyRotateLeftBits(mxKeySwapBitsG(mxKeyRotateLeftBits(mxKeyRotEnc(mxKeySwapMinors3(mxKeyByBitEnc(mxKeySwapBitsE(mxKeyAlg2(changeDuplicatesC2(mxKeyXorB(mxKeySwapBitsRound(mxKeyAlg2(mxKeyAlg2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SwapBitsRound(mxKeyNot(mxKeyXorB(changeDuplicatesB(mxKeySwapBitsRound(mxKeyRotateLeftBits(mxKeyXorB(changeDuplicatesB(mxKeyAddRR(mxKeySwapBitsE(mxKeySwapBitsEE2(mxKeyAddRR(mxKeyRotEnc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AddRR(mxKeyAddRR(mxKeyAddRR(mxKeySwapBitsEE2(mxKeyByBitEnc(mxKeySwapBitsE(mxKeyRotEnc(mxKeySwapBitsF(mxKeyByBitEnc(mxKeyXorRR(mxKeySwapBitsE(mxKeySwapBitsEE2(changeDuplicates(p2kproc3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SwapBitsG(mxKeyXor(mxKeyByBitEnc(mxKeySwapBitsRound(mxKeySwapBitsG(changeDuplicates(changeDuplicatesC2(mxKeyAlg1(mxKeyXorB(mxKeySwapMinors3(mxKeyRotEnc2(mxKeyRotEnc(mxKeyXorB(changeDuplicatesB(mxKeySwapBitsD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Xor(mxKeySwapBitsRound(mxKeyNot(mxKeyRotEnc(mxKeyXor(mxKeyByBitEnc(mxKeySwapBitsD(changeDuplicates(mxKeySwapBitsEE2(mxKeySwapBitsE(mxKeyAlg1(mxKeyAddRR(mxKeySwapMinors3(mxKeyRotEnc2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Alg1(mxKeySwapBitsRound(mxKeyAlg2(mxKeyReverseBits(mxKeyReverseBits(mxKeyNot(mxKeyReverse(mxKeyByBitEnc(mxKeySwapBitsD(mxKeySwapBitsRound(mxKeyXor(changeDuplicatesB(mxKeySwapBitsD(mxKeySwapBitsF(mxKeyRotateLeftBits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SwapMinors3(mxKeyAlg2(mxKeySwapBitsF(changeDuplicatesB(mxKeySwapMinors3(mxKeySwapBitsG(mxKeyAddRR(mxKeyReverseBits(mxKeySwapBitsF(changeDuplicatesC2(mxKeyRotateLeftBits(changeDuplicatesB(mxKeySwapBitsE(mxKeySwapBitsF(mxKeyRotateLeftBits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SwapMinors3(mxKeyByBitEnc(mxKeyRotEnc2(mxKeySwapBitsF(changeDuplicatesC2(mxKeySwapBitsF(mxKeySwapBitsRound(mxKeySwapBitsG(mxKeySwapBitsD(mxKeyReverseBits(mxKeyXorB(p2kproc3(mxKeySwapBitsG(changeDuplicatesB(mxKeySwapBitsE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F(mxKeyXorB(mxKeySwapBitsRound(mxKeyXorRR(changeDuplicatesC2(mxKeyAddRR(changeDuplicatesB(mxKeyReverse(mxKeyReverseBits(mxKeyByBitEnc(mxKeyByBitEnc(changeDuplicatesC2(mxKeyAddRR(mxKeySwapBits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Not(mxKeySwapBitsRound(changeDuplicatesB(mxKeyXorRR(mxKeyByBitEnc(mxKeySwapBitsF(mxKeyXorB(changeDuplicatesB(mxKeyXorB(mxKeySwapMinors3(mxKeyAlg1(mxKeyReverseBits(mxKeyXorB(mxKeyRotateLeft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RotateLeftBits(mxKeySwapBitsD(mxKeyRotEnc2(mxKeyRotEnc2(mxKeySwapBitsRound(mxKeySwapBitsRound(mxKeyXorB(mxKeyReverse(mxKeyRotEnc2(mxKeyRotEnc2(mxKeySwapBitsE(mxKeySwapBitsG(mxKeySwapBitsF(mxKeyAddR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SwapBitsD(mxKeySwapBitsE(changeDuplicatesB(mxKeyNot(mxKeyXorRR(mxKeySwapBitsE(mxKeyNot(mxKeyXorB(mxKeyRotEnc(mxKeyAlg2(mxKeyByBitEnc(changeDuplicatesC2(mxKeySwapBitsRound(changeDuplicate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SwapBitsRound(mxKeySwapBitsRound(mxKeyRotateLeftBits(mxKeyByBitEnc(mxKeySwapBitsEE2(mxKeySwapBitsE(p2kproc3(mxKeyXorRR(mxKeyAddRR(mxKeySwapBitsEE2(mxKeyXorB(mxKeyRotEnc2(changeDuplicatesB(mxKeySwapBitsD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changeDuplicates(mxKeyReverseBits(mxKeySwapBitsEE2(mxKeyAddRR(mxKeySwapBitsD(mxKeyAddRR(mxKeySwapBitsE(mxKeyXorRR(mxKeyAddRR(mxKeyNot(changeDuplicatesB(changeDuplicates(mxKeyAlg2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AddRR(mxKeySwapBitsEE2(mxKeySwapBitsRound(mxKeyReverse(mxKeyRotateLeftBits(mxKeySwapBitsD(mxKeySwapBitsE(mxKeySwapBitsD(mxKeyReverseBits(mxKeySwapBitsG(mxKeyAlg2(p2kproc3(changeDuplicatesB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Alg2(mxKeySwapBitsEE2(mxKeyAlg1(p2kproc3(mxKeyByBitEnc(mxKeyAddRR(mxKeyRotEnc(mxKeySwapBitsF(mxKeyAlg1(mxKeyRotEnc(changeDuplicates(mxKeyNot(mxKeySwapMinors3(mxKeyXor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SwapBitsG(mxKeyRotEnc2(changeDuplicatesB(changeDuplicatesB(mxKeySwapBitsRound(mxKeyAlg1(mxKeySwapBitsRound(mxKeySwapBitsEE2(changeDuplicates(mxKeySwapBitsRound(changeDuplicates(mxKeyRotEnc2(mxKeySwapBitsF(mxKeyRotateLeftBits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mxKeySwapBitsRound(mxKeySwapBitsE(mxKeyXorB(changeDuplicatesB(mxKeySwapBitsEE2(mxKeyXor(mxKeyReverseBits(mxKeyReverseBits(mxKeyAlg2(mxKeySwapBitsE(mxKeyAlg1(mxKeyAlg2(mxKeySwapBitsG(mxKeySwapBitsE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SwapMinors3(mxKeySwapBitsG(mxKeySwapBitsF(mxKeyReverse(changeDuplicatesC2(changeDuplicatesC2(mxKeyXor(mxKeyAddRR(mxKeyAddRR(changeDuplicates(p2kproc3(changeDuplicatesB(mxKeyRotateLeftBits(mxKeyReverse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p2kproc3(mxKeyRotEnc2(changeDuplicatesB(mxKeySwapBitsEE2(mxKeyNot(mxKeyAlg2(mxKeyRotateLeftBits(changeDuplicatesB(mxKeySwapBitsRound(changeDuplicates(mxKeyAlg1(mxKeyXor(mxKeyRotEnc2(mxKeyRotEnc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RotEnc(mxKeyRotateLeftBits(mxKeySwapBitsG(mxKeySwapBitsRound(mxKeySwapBitsEE2(mxKeyReverseBits(changeDuplicates(changeDuplicatesB(mxKeyRotateLeftBits(mxKeyAlg2(mxKeyAlg2(p2kproc3(mxKeySwapBitsD(mxKeySwapBitsRound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RotateLeftBits(changeDuplicatesB(changeDuplicatesC2(mxKeySwapBitsD(mxKeyAlg1(mxKeyRotEnc(mxKeyAlg1(mxKeySwapBitsRound(mxKeySwapBitsE(mxKeySwapBitsF(mxKeyAddRR(mxKeyAddRR(mxKeyRotateLeftBits(mxKeyXor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mxKeyAddRR(mxKeyReverse(mxKeySwapBitsE(mxKeyAddRR(mxKeyRotEnc(mxKeyAddRR(mxKeySwapBitsF(mxKeyAddRR(mxKeySwapBitsF(mxKeyRotateLeftBits(mxKeyAlg2(changeDuplicatesB(mxKeyReverse(mxKeySwapBitsF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Xor(mxKeySwapBitsEE2(mxKeyAlg2(mxKeyReverseBits(mxKeySwapBitsEE2(mxKeyAlg2(mxKeyXorRR(p2kproc3(mxKeySwapMinors3(mxKeyRotEnc(changeDuplicatesC2(mxKeyAlg1(mxKeySwapBitsF(mxKeyXorB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Bits(mxKeySwapBitsEE2(mxKeyAlg2(mxKeyReverse(mxKeySwapBitsRound(mxKeyReverse(mxKeyXorB(mxKeyAddRR(mxKeyXorRR(mxKeyXorB(changeDuplicatesC2(mxKeyRotEnc(mxKeyXorRR(changeDuplicates(changeDuplicatesB(mxKeyReverse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mxKeySwapMinors3(mxKeyRotateLeftBits(mxKeyXor(mxKeyXorRR(mxKeySwapBitsF(p2kproc3(mxKeyAlg1(p2kproc3(mxKeyRotEnc(changeDuplicates(mxKeySwapBitsD(mxKeyNot(mxKeySwapBitsEE2(changeDuplicates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RotateLeftBits(mxKeySwapBitsG(mxKeyXorB(mxKeySwapMinors3(mxKeyAddRR(p2kproc3(mxKeyReverse(mxKeySwapBitsD(mxKeyNot(mxKeyNot(mxKeySwapBitsF(mxKeyRotateLeftBits(mxKeyReverseBits(mxKeySwapBitsG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Not(changeDuplicates(mxKeySwapBitsRound(mxKeyAlg1(mxKeyReverse(mxKeyReverse(mxKeyXorB(p2kproc3(mxKeySwapBitsD(mxKeySwapBitsD(mxKeyRotEnc2(mxKeySwapBitsF(mxKeyByBitEnc(mxKeyXorRR(mxKeyReverse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D(mxKeySwapBitsRound(mxKeyNot(mxKeySwapBitsG(mxKeyRotateLeftBits(mxKeySwapBitsRound(changeDuplicatesB(changeDuplicates(p2kproc3(mxKeyXorB(mxKeyNot(mxKeySwapMinors3(mxKeyRotEnc(mxKeyAlg2(changeDuplicatesB(mxKeyReverseBits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(mxKeyXorB(mxKeySwapBitsF(mxKeySwapBitsE(mxKeyXorRR(mxKeySwapMinors3(changeDuplicatesC2(mxKeySwapBitsF(mxKeySwapBitsE(mxKeySwapBitsE(mxKeySwapMinors3(changeDuplicates(mxKeyXorB(changeDuplicatesB(mxKeySwapBitsF(mxKeyRotateLeftBits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Not(mxKeySwapBitsD(mxKeyReverse(mxKeyByBitEnc(mxKeyAlg1(mxKeyRotEnc(mxKeyAddRR(changeDuplicatesB(p2kproc3(mxKeySwapBitsF(mxKeyRotateLeftBits(mxKeyXor(changeDuplicates(mxKeySwapMinors3(mxKeyXorB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ateLeftBits(mxKeyXorRR(mxKeyRotEnc2(mxKeyReverse(mxKeyRotEnc(changeDuplicatesB(mxKeySwapBitsG(mxKeySwapBitsEE2(mxKeyAlg2(mxKeySwapBitsF(mxKeyAlg1(mxKeySwapBitsF(mxKeyXorB(mxKeySwapBitsF(changeDuplicatesB(mxKeySwapBitsD</text:p>
          </table:table-cell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XorRR(p2kproc3(mxKeyXor(changeDuplicates(mxKeySwapBitsG(mxKeyRotEnc2(mxKeyAlg1(mxKeyRotEnc(mxKeyByBitEnc(mxKeyReverse(changeDuplicates(mxKeySwapMinors3(mxKeyReverse(mxKeySwapBitsG(mxKeyReverseBits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Xor(mxKeySwapBitsF(mxKeyXor(mxKeySwapMinors3(mxKeySwapBitsEE2(mxKeyRotEnc(changeDuplicates(changeDuplicatesB(p2kproc3(mxKeyRotateLeftBits(mxKeyReverse(mxKeySwapBitsEE2(mxKeySwapBitsF(mxKeySwapBitsF(mxKeyRotEnc2(changeDuplicatesB</text:p>
          </table:table-cell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p2kproc1-2-3(mxKeySwapBitsD(changeDuplicates(p2kproc3(mxKeyReverseBits(mxKeySwapBitsE(mxKeyAddRR(mxKeyAlg2(mxKeySwapBitsEE2(mxKeyRotEnc2(mxKeyXorRR(p2kproc3(mxKeyRotateLeftBits(mxKeyXor(changeDuplicates(mxKeyReverseBits(changeDuplicatesB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p2kproc1-2-3(mxKeyRotEnc2(mxKeySwapBitsE(mxKeySwapBitsF(mxKeySwapMinors3(changeDuplicates(mxKeyReverse(mxKeySwapMinors3(mxKeySwapBitsEE2(mxKeyReverseBits(mxKeyNot(mxKeyByBitEnc(changeDuplicatesB(mxKeyRotEnc2(mxKeySwapBitsE(changeDuplicatesB(mxKeyReverse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C253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13:24:43.433372407</dc:date>
    <meta:editing-duration>PT3M40S</meta:editing-duration>
    <meta:editing-cycles>1</meta:editing-cycles>
    <meta:document-statistic meta:table-count="1" meta:cell-count="759" meta:object-count="0"/>
    <meta:generator>LibreOffice/6.3.4.2.0$Linux_X86_64 LibreOffice_project/30$Build-2</meta:generator>
  </office:meta>
</office:document-meta>
</file>